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3.4953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ta1" style:family="table" style:master-page-name="PageStyle_5f_WEDNESDAY">
      <style:table-properties table:display="true" style:writing-mode="lr-tb" tableooo:tab-color="#e4eef8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7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2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3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4" style:family="table-cell" style:parent-style-name="Default" style:data-style-name="N144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7" style:family="table-cell" style:parent-style-name="Default">
      <style:table-cell-properties fo:padding="0.028in"/>
      <style:text-properties style:font-name="Liberation Sans"/>
    </style:style>
    <style:style style:name="ce28" style:family="table-cell" style:parent-style-name="Default">
      <style:text-properties style:font-name="Liberation Sans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WEDNESDAY_1" table:style-name="ta1" table:print-ranges="WEDNESDAY_1.B2:WEDNESDAY_1.H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7"/>
        <table:table-column table:style-name="co7" table:number-columns-repeated="764" table:default-cell-style-name="ce28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1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8T23:12:49.042909" calcext:value-type="date">
            <text:p>3/18/17</text:p>
          </table:table-cell>
          <table:table-cell table:style-name="Default" table:number-columns-repeated="2"/>
          <table:table-cell table:style-name="ce21" table:number-columns-repeated="2"/>
          <table:table-cell table:style-name="ce2" table:number-columns-repeated="1013"/>
        </table:table-row>
        <table:table-row table:style-name="ro3">
          <table:table-cell/>
          <table:table-cell table:style-name="ce6" table:number-columns-spanned="2" table:number-rows-spanned="1"/>
          <table:covered-table-cell table:style-name="ce10"/>
          <table:table-cell table:style-name="ce13" office:value-type="string" calcext:value-type="string">
            <text:p>WEDNESDAY – MARCH 29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5" table:number-rows-spanned="1"/>
          <table:covered-table-cell table:number-columns-repeated="4" table:style-name="ce13"/>
          <table:table-cell table:number-columns-repeated="1013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CUE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3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hen Togetherness won't combine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Rejsen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5M03S" calcext:value-type="time">
            <text:p>05:0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G135 | No Col</text:p>
          </table:table-cell>
          <table:table-cell table:style-name="ce19" office:value-type="string" calcext:value-type="string">
            <text:p>R365 | G840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A prurience for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Paper ripped up</text:p>
          </table:table-cell>
          <table:table-cell table:number-columns-repeated="1013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Hunt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7M36S" calcext:value-type="time">
            <text:p>07:36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Is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5M45S" calcext:value-type="time">
            <text:p>05:4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lack markers</text:p>
          </table:table-cell>
          <table:table-cell table:number-columns-repeated="1013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Occurrence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23"/>
          <table:table-cell table:style-name="ce16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Y(Our) Silence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G850 | G840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LED lanterns</text:p>
          </table:table-cell>
          <table:table-cell table:number-columns-repeated="1013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41, 87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The Crash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3M50S" calcext:value-type="time">
            <text:p>03:50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The Boy from Under and the Broken Girl of the Sky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6M05S" calcext:value-type="time">
            <text:p>06:0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The Promised Land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22" office:value-type="string" calcext:value-type="string">
            <text:p>Own</text:p>
          </table:table-cell>
          <table:table-cell table:style-name="ce22" office:value-type="string" calcext:value-type="string">
            <text:p>R17</text:p>
          </table:table-cell>
          <table:table-cell table:style-name="ce19" office:value-type="string" calcext:value-type="string">
            <text:p>R70 | R7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Table &amp; chairs</text:p>
          </table:table-cell>
          <table:table-cell table:number-columns-repeated="1013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1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H18]*[.B17]" office:value-type="time" office:time-value="PT02H02M10S" calcext:value-type="time">
            <text:p>2:02:10</text:p>
          </table:table-cell>
          <table:table-cell table:style-name="ce20" office:value-type="string" calcext:value-type="string">
            <text:p>Turnaround time:</text:p>
          </table:table-cell>
          <table:table-cell table:style-name="ce26" office:value-type="time" office:time-value="PT00H02M00S" calcext:value-type="time">
            <text:p>02:00</text:p>
          </table:table-cell>
          <table:table-cell table:style-name="ce20"/>
          <table:table-cell table:style-name="ce26" table:number-columns-repeated="2"/>
          <table:table-cell table:number-columns-repeated="1013"/>
        </table:table-row>
        <table:table-row table:style-name="ro3" table:number-rows-repeated="2">
          <table:table-cell table:style-name="Default" table:number-columns-repeated="6"/>
          <table:table-cell table:number-columns-repeated="5"/>
          <table:table-cell table:style-name="Default"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RIDAY_4.$A$1" table:cell-range-address="$WEDNESDAY_1.$B$2:.$F$20" table:range-usable-as="print-range"/>
        </table:named-expressions>
      </table:table>
      <table:table table:name="THURSDAY_2" table:style-name="ta1" table:print-ranges="THURSDAY_2.B2:THURSDAY_2.J14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248" table:default-cell-style-name="ce1"/>
        <table:table-column table:style-name="co7" table:number-columns-repeated="3" table:default-cell-style-name="ce27"/>
        <table:table-column table:style-name="co7" table:number-columns-repeated="762" table:default-cell-style-name="ce28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2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8T23:12:49.113971" calcext:value-type="date">
            <text:p>3/18/17</text:p>
          </table:table-cell>
          <table:table-cell table:style-name="Default" table:number-columns-repeated="2"/>
          <table:table-cell table:style-name="ce21" table:number-columns-repeated="2"/>
          <table:table-cell table:style-name="ce2" table:number-columns-repeated="1013"/>
        </table:table-row>
        <table:table-row table:style-name="ro3">
          <table:table-cell/>
          <table:table-cell table:style-name="ce10" table:number-columns-repeated="2"/>
          <table:table-cell table:style-name="ce13" office:value-type="string" calcext:value-type="string">
            <text:p>THURSDAY – MARCH 30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5"/>
          <table:table-cell table:number-columns-repeated="1013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CUE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3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8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 | 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House LX used</text:p>
          </table:table-cell>
          <table:table-cell table:number-columns-repeated="1013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generation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R52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3 Umbrellas</text:p>
          </table:table-cell>
          <table:table-cell table:number-columns-repeated="1013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23"/>
          <table:table-cell table:style-name="ce16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Descant</text:p>
          </table:table-cell>
          <table:table-cell table:style-name="ce19" office:value-type="string" calcext:value-type="string">
            <text:p>Brookhaven College</text:p>
          </table:table-cell>
          <table:table-cell table:style-name="ce22" office:value-type="time" office:time-value="PT00H10M30S" calcext:value-type="time">
            <text:p>10:3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58</text:p>
          </table:table-cell>
          <table:table-cell table:style-name="ce19" office:value-type="string" calcext:value-type="string">
            <text:p>L136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Arise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5M00S" calcext:value-type="time">
            <text:p>05:00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2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H14]*[.B13]" office:value-type="time" office:time-value="PT01H40M10S" calcext:value-type="time">
            <text:p>1:40:10</text:p>
          </table:table-cell>
          <table:table-cell table:style-name="ce20" office:value-type="string" calcext:value-type="string">
            <text:p>Turnaround time:</text:p>
          </table:table-cell>
          <table:table-cell table:style-name="ce26" office:value-type="time" office:time-value="PT00H02M00S" calcext:value-type="time">
            <text:p>02:00</text:p>
          </table:table-cell>
          <table:table-cell table:style-name="ce20"/>
          <table:table-cell table:style-name="ce26" table:number-columns-repeated="2"/>
          <table:table-cell table:number-columns-repeated="1013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_3" table:style-name="ta1" table:print-ranges="THURSDAY_3.B2:THURSDAY_3.H14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7"/>
        <table:table-column table:style-name="co7" table:number-columns-repeated="764" table:default-cell-style-name="ce28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3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8T23:12:49.181687" calcext:value-type="date">
            <text:p>3/18/17</text:p>
          </table:table-cell>
          <table:table-cell table:style-name="Default" table:number-columns-repeated="2"/>
          <table:table-cell table:style-name="ce21" table:number-columns-repeated="2"/>
          <table:table-cell table:style-name="ce2" table:number-columns-repeated="1013"/>
        </table:table-row>
        <table:table-row table:style-name="ro3">
          <table:table-cell/>
          <table:table-cell table:style-name="ce10" table:number-columns-repeated="2"/>
          <table:table-cell table:style-name="ce13" office:value-type="string" calcext:value-type="string">
            <text:p>THURSDAY – MARCH 30th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5"/>
          <table:table-cell table:number-columns-repeated="1013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CUE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3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98</text:p>
          </table:table-cell>
          <table:table-cell table:style-name="ce19" office:value-type="string" calcext:value-type="string">
            <text:p>R9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An Encount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69</text:p>
          </table:table-cell>
          <table:table-cell table:style-name="ce19" office:value-type="string" calcext:value-type="string">
            <text:p>R316 | R32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My Life Closed Twice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8M18S" calcext:value-type="time">
            <text:p>08:18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8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23"/>
          <table:table-cell table:style-name="ce16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The Last Day in Decemb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No Quarter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21</text:p>
          </table:table-cell>
          <table:table-cell table:style-name="ce19" office:value-type="string" calcext:value-type="string">
            <text:p>L1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Algorithm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Potentially Kinetic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92</text:p>
          </table:table-cell>
          <table:table-cell table:style-name="ce19" office:value-type="string" calcext:value-type="string">
            <text:p>R344 | R332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3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H14]*[.B13]" office:value-type="time" office:time-value="PT01H36M48S" calcext:value-type="time">
            <text:p>1:36:48</text:p>
          </table:table-cell>
          <table:table-cell table:style-name="ce20" office:value-type="string" calcext:value-type="string">
            <text:p>Turnaround time:</text:p>
          </table:table-cell>
          <table:table-cell table:style-name="ce26" office:value-type="time" office:time-value="PT00H02M00S" calcext:value-type="time">
            <text:p>02:00</text:p>
          </table:table-cell>
          <table:table-cell table:style-name="ce20"/>
          <table:table-cell table:style-name="ce26" table:number-columns-repeated="2"/>
          <table:table-cell table:number-columns-repeated="1013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_4" table:style-name="ta1" table:print-ranges="FRIDAY_4.B2:FRIDAY_4.H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7"/>
        <table:table-column table:style-name="co7" table:number-columns-repeated="764" table:default-cell-style-name="ce28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4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8T23:12:35.35393" calcext:value-type="date">
            <text:p>3/18/17</text:p>
          </table:table-cell>
          <table:table-cell table:style-name="Default" table:number-columns-repeated="2"/>
          <table:table-cell table:style-name="ce21" table:number-columns-repeated="2"/>
          <table:table-cell table:style-name="ce2" table:number-columns-repeated="1013"/>
        </table:table-row>
        <table:table-row table:style-name="ro3">
          <table:table-cell/>
          <table:table-cell table:style-name="ce10" table:number-columns-repeated="2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5" table:number-rows-spanned="1"/>
          <table:covered-table-cell table:number-columns-repeated="4" table:style-name="ce13"/>
          <table:table-cell table:number-columns-repeated="1013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CUE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3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Des Puemes de Prevert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on how to be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6M50S" calcext:value-type="time">
            <text:p>06:50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Wild Hear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Itchy</text:p>
          </table:table-cell>
          <table:table-cell table:style-name="ce19" office:value-type="string" calcext:value-type="string">
            <text:p>University of Nebraska-Kearn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R52 | L204</text:p>
          </table:table-cell>
          <table:table-cell table:style-name="ce19" office:value-type="string" calcext:value-type="string">
            <text:p>R52 | 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der the skin</text:p>
          </table:table-cell>
          <table:table-cell table:style-name="ce19" office:value-type="string" calcext:value-type="string">
            <text:p>University of Tulsa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22" office:value-type="string" calcext:value-type="string">
            <text:p>R52 | L204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2 Table platforms</text:p>
          </table:table-cell>
          <table:table-cell table:number-columns-repeated="1013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23"/>
          <table:table-cell table:style-name="ce16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after</text:p>
          </table:table-cell>
          <table:table-cell table:style-name="ce19" office:value-type="string" calcext:value-type="string">
            <text:p>University of Nebraska-Kearney</text:p>
          </table:table-cell>
          <table:table-cell table:style-name="ce22" office:value-type="time" office:time-value="PT00H09M22S" calcext:value-type="time">
            <text:p>09:2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Grounded Dove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4M02S" calcext:value-type="time">
            <text:p>04:02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unTAPped Potential</text:p>
          </table:table-cell>
          <table:table-cell table:style-name="ce19" office:value-type="string" calcext:value-type="string">
            <text:p>University of Kansas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But when are we going to paint the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Prac lamp DSL (Needs power)</text:p>
          </table:table-cell>
          <table:table-cell table:number-columns-repeated="1013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float" office:value="1346" calcext:value-type="float">
            <text:p>1346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 | R52</text:p>
          </table:table-cell>
          <table:table-cell table:style-name="ce19" office:value-type="string" calcext:value-type="string">
            <text:p>L204 | R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Grou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No Colour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4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H18]*[.B17]" office:value-type="time" office:time-value="PT02H07M03S" calcext:value-type="time">
            <text:p>2:07:03</text:p>
          </table:table-cell>
          <table:table-cell table:style-name="ce20" office:value-type="string" calcext:value-type="string">
            <text:p>Turnaround time:</text:p>
          </table:table-cell>
          <table:table-cell table:style-name="ce26" office:value-type="time" office:time-value="PT00H02M00S" calcext:value-type="time">
            <text:p>02:00</text:p>
          </table:table-cell>
          <table:table-cell table:style-name="ce20"/>
          <table:table-cell table:style-name="ce26" table:number-columns-repeated="2"/>
          <table:table-cell table:number-columns-repeated="1013"/>
        </table:table-row>
        <table:table-row table:style-name="ro3" table:number-rows-repeated="2">
          <table:table-cell table:style-name="Default" table:number-columns-repeated="6"/>
          <table:table-cell table:number-columns-repeated="5"/>
          <table:table-cell table:style-name="Default"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_5" table:style-name="ta1" table:print-ranges="SATURDAY_5.B2:SATURDAY_5.H17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7"/>
        <table:table-column table:style-name="co7" table:number-columns-repeated="764" table:default-cell-style-name="ce28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Gala Concert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8T23:12:49.325572" calcext:value-type="date">
            <text:p>3/18/17</text:p>
          </table:table-cell>
          <table:table-cell table:style-name="Default" table:number-columns-repeated="2"/>
          <table:table-cell table:style-name="ce21" table:number-columns-repeated="2"/>
          <table:table-cell table:style-name="ce2" table:number-columns-repeated="1013"/>
        </table:table-row>
        <table:table-row table:style-name="ro3">
          <table:table-cell/>
          <table:table-cell table:style-name="ce10" table:number-columns-repeated="2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5" table:number-rows-spanned="1"/>
          <table:covered-table-cell table:number-columns-repeated="4" table:style-name="ce13"/>
          <table:table-cell table:number-columns-repeated="1013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CUE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3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/>
          <table:table-cell table:style-name="ce19"/>
          <table:table-cell table:style-name="ce22" table:number-columns-repeated="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/>
          <table:table-cell table:style-name="ce19"/>
          <table:table-cell table:style-name="ce22" table:number-columns-repeated="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/>
          <table:table-cell table:style-name="ce19"/>
          <table:table-cell table:style-name="ce22" table:number-columns-repeated="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/>
          <table:table-cell table:style-name="ce19"/>
          <table:table-cell table:style-name="ce22" table:number-columns-repeated="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/>
          <table:table-cell table:style-name="ce19"/>
          <table:table-cell table:style-name="ce22" table:number-columns-repeated="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/>
          <table:table-cell table:style-name="ce19"/>
          <table:table-cell table:style-name="ce22" table:number-columns-repeated="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23"/>
          <table:table-cell table:style-name="ce16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/>
          <table:table-cell table:style-name="ce19"/>
          <table:table-cell table:style-name="ce22" table:number-columns-repeated="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/>
          <table:table-cell table:style-name="ce19"/>
          <table:table-cell table:style-name="ce22" table:number-columns-repeated="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/>
          <table:table-cell table:style-name="ce19"/>
          <table:table-cell table:style-name="ce22" table:number-columns-repeated="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/>
          <table:table-cell table:style-name="ce19"/>
          <table:table-cell table:style-name="ce22" table:number-columns-repeated="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/>
          <table:table-cell table:style-name="ce19"/>
          <table:table-cell table:style-name="ce22" table:number-columns-repeated="3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GALA CONCERT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6]) + [.H17]*[.B16]" office:value-type="time" office:time-value="PT00H37M00S" calcext:value-type="time">
            <text:p>0:37:00</text:p>
          </table:table-cell>
          <table:table-cell table:style-name="ce20" office:value-type="string" calcext:value-type="string">
            <text:p>Turnaround time:</text:p>
          </table:table-cell>
          <table:table-cell table:style-name="ce26" office:value-type="time" office:time-value="PT00H02M00S" calcext:value-type="time">
            <text:p>02:00</text:p>
          </table:table-cell>
          <table:table-cell table:style-name="ce20"/>
          <table:table-cell table:style-name="ce26" table:number-columns-repeated="2"/>
          <table:table-cell table:number-columns-repeated="1013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Default" table:number-columns-repeated="6"/>
          <table:table-cell table:number-columns-repeated="5"/>
          <table:table-cell table:style-name="Default"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time-style style:name="N157" number:title="User-defined">
      <number:hours/>
      <number:text>:</number:text>
      <number:minutes number:style="long"/>
    </number:time-style>
    <number:date-style style:name="N158">
      <number:day/>
      <number:text>-</number:text>
      <number:month number:textual="true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7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22:35:43.631566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7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3-18T23:12:48.885511169</dc:date>
    <meta:print-date>2011-03-18T12:21:47</meta:print-date>
    <meta:editing-cycles>82</meta:editing-cycles>
    <meta:editing-duration>PT12H36M55S</meta:editing-duration>
    <meta:generator>LibreOffice/4.3.3.2$Linux_X86_64 LibreOffice_project/430m0$Build-2</meta:generator>
    <meta:document-statistic meta:table-count="5" meta:cell-count="497" meta:object-count="0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